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91in"/>
    </style:style>
    <style:style style:name="co2" style:family="table-column">
      <style:table-column-properties fo:break-before="auto" style:column-width="2.2244in"/>
    </style:style>
    <style:style style:name="co3" style:family="table-column">
      <style:table-column-properties fo:break-before="auto" style:column-width="4.5807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54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CPL-sdrac_bo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Val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Mid X</text:p>
          </table:table-cell>
          <table:table-cell table:style-name="Default" office:value-type="string" calcext:value-type="string">
            <text:p>Mid Y</text:p>
          </table:table-cell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Layer</text:p>
          </table:table-cell>
        </table:table-row>
        <table:table-row table:style-name="ro1">
          <table:table-cell table:style-name="ce1" office:value-type="string" calcext:value-type="string">
            <text:p>R2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-23.6" calcext:value-type="float">
            <text:p>-23.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R2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0.033u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48.075" calcext:value-type="float">
            <text:p>48.075</text:p>
          </table:table-cell>
          <table:table-cell table:style-name="ce1" office:value-type="float" office:value="-17.2" calcext:value-type="float">
            <text:p>-17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40.6" calcext:value-type="float">
            <text:p>40.6</text:p>
          </table:table-cell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42.412" calcext:value-type="float">
            <text:p>42.412</text:p>
          </table:table-cell>
          <table:table-cell table:style-name="ce1" office:value-type="float" office:value="-29.07" calcext:value-type="float">
            <text:p>-29.0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44.012" calcext:value-type="float">
            <text:p>44.012</text:p>
          </table:table-cell>
          <table:table-cell table:style-name="ce1" office:value-type="float" office:value="-29.07" calcext:value-type="float">
            <text:p>-29.0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37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1206_3216Metric</text:p>
          </table:table-cell>
          <table:table-cell table:style-name="ce1" office:value-type="float" office:value="64.7" calcext:value-type="float">
            <text:p>64.7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38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_1206_3216Metric</text:p>
          </table:table-cell>
          <table:table-cell table:style-name="ce1" office:value-type="float" office:value="67.2" calcext:value-type="float">
            <text:p>67.2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100p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-22.7" calcext:value-type="float">
            <text:p>-22.7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48.1" calcext:value-type="float">
            <text:p>48.1</text:p>
          </table:table-cell>
          <table:table-cell table:style-name="ce1" office:value-type="float" office:value="-21.3" calcext:value-type="float">
            <text:p>-21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06_3216Metric</text:p>
          </table:table-cell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-26.5" calcext:value-type="float">
            <text:p>-26.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40.5" calcext:value-type="float">
            <text:p>40.5</text:p>
          </table:table-cell>
          <table:table-cell table:style-name="ce1" office:value-type="float" office:value="-29.025" calcext:value-type="float">
            <text:p>-29.02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38.1" calcext:value-type="float">
            <text:p>38.1</text:p>
          </table:table-cell>
          <table:table-cell table:style-name="ce1" office:value-type="float" office:value="-29.025" calcext:value-type="float">
            <text:p>-29.02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5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29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53.1" calcext:value-type="float">
            <text:p>53.1</text:p>
          </table:table-cell>
          <table:table-cell table:style-name="ce1" office:value-type="float" office:value="-18.9" calcext:value-type="float">
            <text:p>-18.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35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70.1" calcext:value-type="float">
            <text:p>70.1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45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-5.5" calcext:value-type="float">
            <text:p>-5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48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36.6" calcext:value-type="float">
            <text:p>36.6</text:p>
          </table:table-cell>
          <table:table-cell table:style-name="ce1" office:value-type="float" office:value="-6.6" calcext:value-type="float">
            <text:p>-6.6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49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1210_3225Metric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12u</text:p>
          </table:table-cell>
          <table:table-cell table:style-name="ce1" office:value-type="string" calcext:value-type="string">
            <text:p>L_1812_4532Metric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-26.6" calcext:value-type="float">
            <text:p>-26.6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48.075" calcext:value-type="float">
            <text:p>48.075</text:p>
          </table:table-cell>
          <table:table-cell table:style-name="ce1" office:value-type="float" office:value="-18.9" calcext:value-type="float">
            <text:p>-18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33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_1206_3216Metric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-2.6" calcext:value-type="float">
            <text:p>-2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22u</text:p>
          </table:table-cell>
          <table:table-cell table:style-name="ce1" office:value-type="string" calcext:value-type="string">
            <text:p>L_6.3x6.3_H3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-8.4" calcext:value-type="float">
            <text:p>-8.4</text:p>
          </table:table-cell>
          <table:table-cell table:style-name="ce1" office:value-type="float" office:value="-135" calcext:value-type="float">
            <text:p>-135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R19</text:p>
          </table:table-cell>
          <table:table-cell table:style-name="ce1" office:value-type="string" calcext:value-type="string">
            <text:p>430k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41.3" calcext:value-type="float">
            <text:p>41.3</text:p>
          </table:table-cell>
          <table:table-cell table:style-name="ce1" office:value-type="float" office:value="-18.1" calcext:value-type="float">
            <text:p>-18.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43k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34</text:p>
          </table:table-cell>
          <table:table-cell table:style-name="ce1" office:value-type="string" calcext:value-type="string">
            <text:p>47u</text:p>
          </table:table-cell>
          <table:table-cell table:style-name="ce1" office:value-type="string" calcext:value-type="string">
            <text:p>CP_Elec_10x10.5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-8.2" calcext:value-type="float">
            <text:p>-8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C44</text:p>
          </table:table-cell>
          <table:table-cell table:style-name="ce1" office:value-type="string" calcext:value-type="string">
            <text:p>47u</text:p>
          </table:table-cell>
          <table:table-cell table:style-name="ce1" office:value-type="string" calcext:value-type="string">
            <text:p>CP_Elec_10x10.5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-8.3" calcext:value-type="float">
            <text:p>-8.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R21</text:p>
          </table:table-cell>
          <table:table-cell table:style-name="ce1" office:value-type="string" calcext:value-type="string">
            <text:p>60.4k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9.5" calcext:value-type="float">
            <text:p>39.5</text:p>
          </table:table-cell>
          <table:table-cell table:style-name="ce1" office:value-type="float" office:value="-16.8" calcext:value-type="float">
            <text:p>-16.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R25</text:p>
          </table:table-cell>
          <table:table-cell table:style-name="ce1" office:value-type="string" calcext:value-type="string">
            <text:p>7.5k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R20</text:p>
          </table:table-cell>
          <table:table-cell table:style-name="ce1" office:value-type="string" calcext:value-type="string">
            <text:p>86.6k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6.5" calcext:value-type="float">
            <text:p>-16.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AZ1117-3.3</text:p>
          </table:table-cell>
          <table:table-cell table:style-name="ce1" office:value-type="string" calcext:value-type="string">
            <text:p>SOT-223-3_TabPin2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office:value-type="float" office:value="-22.15" calcext:value-type="float">
            <text:p>-22.15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BOOT0</text:p>
          </table:table-cell>
          <table:table-cell table:style-name="ce1" office:value-type="string" calcext:value-type="string">
            <text:p>SW_SPST_PTS810</text:p>
          </table:table-cell>
          <table:table-cell table:style-name="ce1" office:value-type="float" office:value="76.39" calcext:value-type="float">
            <text:p>76.39</text:p>
          </table:table-cell>
          <table:table-cell table:style-name="ce1" office:value-type="float" office:value="-25.1" calcext:value-type="float">
            <text:p>-25.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Molex_Micro-Fit_3.0_43045-0412_2x02_P3.00mm_Vertical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-38.97" calcext:value-type="float">
            <text:p>-38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Molex_Micro-Fit_3.0_43045-0412_2x02_P3.00mm_Vertical</text:p>
          </table:table-cell>
          <table:table-cell table:style-name="ce1" office:value-type="float" office:value="23.2" calcext:value-type="float">
            <text:p>23.2</text:p>
          </table:table-cell>
          <table:table-cell table:style-name="ce1" office:value-type="float" office:value="-38.96" calcext:value-type="float">
            <text:p>-38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Conn_01x02</text:p>
          </table:table-cell>
          <table:table-cell table:style-name="ce1" office:value-type="string" calcext:value-type="string">
            <text:p>Molex_Micro-Fit_3.0_43045-0212_2x01_P3.00mm_Vertical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Conn_01x02</text:p>
          </table:table-cell>
          <table:table-cell table:style-name="ce1" office:value-type="string" calcext:value-type="string">
            <text:p>Molex_Micro-Fit_3.0_43045-0212_2x01_P3.00mm_Vertical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Conn_01x02_Female</text:p>
          </table:table-cell>
          <table:table-cell table:style-name="ce1" office:value-type="string" calcext:value-type="string">
            <text:p>AMASS_XT30PW-F_1x02_P2.50mm_Horizontal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Default" office:value-type="string" calcext:value-type="string">
            <text:p>J2</text:p>
          </table:table-cell>
          <table:table-cell table:style-name="Default" office:value-type="string" calcext:value-type="string">
            <text:p>Conn_01x02_Male</text:p>
          </table:table-cell>
          <table:table-cell table:style-name="Default" office:value-type="string" calcext:value-type="string">
            <text:p>AMASS_XT30PW-M_1x02_P2.50mm_Horizontal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office:value-type="float" office:value="-23.7" calcext:value-type="float">
            <text:p>-23.7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FID1</text:p>
          </table:table-cell>
          <table:table-cell table:style-name="ce2" office:value-type="string" calcext:value-type="string">
            <text:p>Fiducial</text:p>
          </table:table-cell>
          <table:table-cell table:style-name="ce2" office:value-type="string" calcext:value-type="string">
            <text:p>Fiducial_1mm_Mask2mm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FID2</text:p>
          </table:table-cell>
          <table:table-cell table:style-name="ce2" office:value-type="string" calcext:value-type="string">
            <text:p>Fiducial</text:p>
          </table:table-cell>
          <table:table-cell table:style-name="ce2" office:value-type="string" calcext:value-type="string">
            <text:p>Fiducial_1mm_Mask2mm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FID3</text:p>
          </table:table-cell>
          <table:table-cell table:style-name="ce2" office:value-type="string" calcext:value-type="string">
            <text:p>Fiducial</text:p>
          </table:table-cell>
          <table:table-cell table:style-name="ce2" office:value-type="string" calcext:value-type="string">
            <text:p>Fiducial_1mm_Mask2mm</text:p>
          </table:table-cell>
          <table:table-cell table:style-name="ce2" office:value-type="float" office:value="78.1" calcext:value-type="float">
            <text:p>78.1</text:p>
          </table:table-cell>
          <table:table-cell table:style-name="ce2" office:value-type="float" office:value="-35.3" calcext:value-type="float">
            <text:p>-35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HV_PWR</text:p>
          </table:table-cell>
          <table:table-cell table:style-name="ce1" office:value-type="string" calcext:value-type="string">
            <text:p>D_0603_1608Metric</text:p>
          </table:table-cell>
          <table:table-cell table:style-name="ce1" office:value-type="float" office:value="77.5" calcext:value-type="float">
            <text:p>77.5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LED_RXD</text:p>
          </table:table-cell>
          <table:table-cell table:style-name="ce1" office:value-type="string" calcext:value-type="string">
            <text:p>D_0603_1608Metric</text:p>
          </table:table-cell>
          <table:table-cell table:style-name="ce1" office:value-type="float" office:value="77.5" calcext:value-type="float">
            <text:p>77.5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LED_TXD</text:p>
          </table:table-cell>
          <table:table-cell table:style-name="ce1" office:value-type="string" calcext:value-type="string">
            <text:p>D_0603_1608Metric</text:p>
          </table:table-cell>
          <table:table-cell table:style-name="ce1" office:value-type="float" office:value="77.5" calcext:value-type="float">
            <text:p>77.5</text:p>
          </table:table-cell>
          <table:table-cell table:style-name="ce1" office:value-type="float" office:value="-15.3" calcext:value-type="float">
            <text:p>-15.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LMR16030PDDA</text:p>
          </table:table-cell>
          <table:table-cell table:style-name="ce1" office:value-type="string" calcext:value-type="string">
            <text:p>SOIC127P600X170-9N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LV_PWR</text:p>
          </table:table-cell>
          <table:table-cell table:style-name="ce1" office:value-type="string" calcext:value-type="string">
            <text:p>D_0603_1608Metric</text:p>
          </table:table-cell>
          <table:table-cell table:style-name="ce1" office:value-type="float" office:value="77.5" calcext:value-type="float">
            <text:p>77.5</text:p>
          </table:table-cell>
          <table:table-cell table:style-name="ce1" office:value-type="float" office:value="-22.1" calcext:value-type="float">
            <text:p>-22.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Mag_enc</text:p>
          </table:table-cell>
          <table:table-cell table:style-name="ce1" office:value-type="string" calcext:value-type="string">
            <text:p>Molex_Micro-Fit_3.0_43045-0612_2x03_P3.00mm_Vertical</text:p>
          </table:table-cell>
          <table:table-cell table:style-name="ce1" office:value-type="float" office:value="50.6" calcext:value-type="float">
            <text:p>50.6</text:p>
          </table:table-cell>
          <table:table-cell table:style-name="ce1" office:value-type="float" office:value="-38.92" calcext:value-type="float">
            <text:p>-38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MountingHole</text:p>
          </table:table-cell>
          <table:table-cell table:style-name="ce2" office:value-type="string" calcext:value-type="string">
            <text:p>MountingHole_3.2mm_M3_ISO738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MountingHole</text:p>
          </table:table-cell>
          <table:table-cell table:style-name="ce2" office:value-type="string" calcext:value-type="string">
            <text:p>MountingHole_3.2mm_M3_ISO7380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MountingHole</text:p>
          </table:table-cell>
          <table:table-cell table:style-name="ce2" office:value-type="string" calcext:value-type="string">
            <text:p>MountingHole_3.2mm_M3_ISO7380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-39.1" calcext:value-type="float">
            <text:p>-3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H4</text:p>
          </table:table-cell>
          <table:table-cell table:style-name="ce2" office:value-type="string" calcext:value-type="string">
            <text:p>MountingHole</text:p>
          </table:table-cell>
          <table:table-cell table:style-name="ce2" office:value-type="string" calcext:value-type="string">
            <text:p>MountingHole_3.2mm_M3_ISO738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-39.1" calcext:value-type="float">
            <text:p>-3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NRST</text:p>
          </table:table-cell>
          <table:table-cell table:style-name="ce1" office:value-type="string" calcext:value-type="string">
            <text:p>SW_SPST_PTS810</text:p>
          </table:table-cell>
          <table:table-cell table:style-name="ce1" office:value-type="float" office:value="7.575" calcext:value-type="float">
            <text:p>7.57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Pos_zero_sens</text:p>
          </table:table-cell>
          <table:table-cell table:style-name="ce1" office:value-type="string" calcext:value-type="string">
            <text:p>Molex_Micro-Fit_3.0_43045-0612_2x03_P3.00mm_Vertical</text:p>
          </table:table-cell>
          <table:table-cell table:style-name="ce1" office:value-type="float" office:value="36.2" calcext:value-type="float">
            <text:p>36.2</text:p>
          </table:table-cell>
          <table:table-cell table:style-name="ce1" office:value-type="float" office:value="-38.92" calcext:value-type="float">
            <text:p>-38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SS34</text:p>
          </table:table-cell>
          <table:table-cell table:style-name="ce1" office:value-type="string" calcext:value-type="string">
            <text:p>D_SMC</text:p>
          </table:table-cell>
          <table:table-cell table:style-name="ce1" office:value-type="float" office:value="31.9" calcext:value-type="float">
            <text:p>31.9</text:p>
          </table:table-cell>
          <table:table-cell table:style-name="ce1" office:value-type="float" office:value="-26.4" calcext:value-type="float">
            <text:p>-26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STEPER_DRIVER_CONTROL</text:p>
          </table:table-cell>
          <table:table-cell table:style-name="ce1" office:value-type="string" calcext:value-type="string">
            <text:p>Molex_Micro-Fit_3.0_43045-0412_2x02_P3.00mm_Vertica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STEPER_DRIVER_MOTOR_OUT</text:p>
          </table:table-cell>
          <table:table-cell table:style-name="ce1" office:value-type="string" calcext:value-type="string">
            <text:p>Molex_Micro-Fit_3.0_43045-0412_2x02_P3.00mm_Vertical</text:p>
          </table:table-cell>
          <table:table-cell table:style-name="ce1" office:value-type="float" office:value="43.7" calcext:value-type="float">
            <text:p>43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EPER_MOTOR_BREAKOUT</text:p>
          </table:table-cell>
          <table:table-cell table:style-name="ce2" office:value-type="string" calcext:value-type="string">
            <text:p>Pololu_Breakout-16_15.2x20.3mm</text:p>
          </table:table-cell>
          <table:table-cell table:style-name="ce2" office:value-type="float" office:value="61.57" calcext:value-type="float">
            <text:p>61.57</text:p>
          </table:table-cell>
          <table:table-cell table:style-name="ce2" office:value-type="float" office:value="-0.16" calcext:value-type="float">
            <text:p>-0.1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SW4</text:p>
          </table:table-cell>
          <table:table-cell table:style-name="ce1" office:value-type="string" calcext:value-type="string">
            <text:p>SW_DIP_x01</text:p>
          </table:table-cell>
          <table:table-cell table:style-name="ce1" office:value-type="string" calcext:value-type="string">
            <text:p>SW_DIP_SPSTx01_Slide_6.7x4.1mm_W8.61mm_P2.54mm_LowProfi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31.5" calcext:value-type="float">
            <text:p>-31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SWD</text:p>
          </table:table-cell>
          <table:table-cell table:style-name="ce2" office:value-type="string" calcext:value-type="string">
            <text:p>PinHeader_1x03_P2.54mm_Vertical</text:p>
          </table:table-cell>
          <table:table-cell table:style-name="ce2" office:value-type="float" office:value="55.655" calcext:value-type="float">
            <text:p>55.655</text:p>
          </table:table-cell>
          <table:table-cell table:style-name="ce2" office:value-type="float" office:value="-32.2" calcext:value-type="float">
            <text:p>-32.2</text:p>
          </table:table-cell>
          <table:table-cell table:style-name="ce2" office:value-type="float" office:value="-90" calcext:value-type="float">
            <text:p>-9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SYNCHRONIZER</text:p>
          </table:table-cell>
          <table:table-cell table:style-name="ce2" office:value-type="string" calcext:value-type="string">
            <text:p>PinHeader_1x02_P2.54mm_Vertical</text:p>
          </table:table-cell>
          <table:table-cell table:style-name="ce2" office:value-type="float" office:value="68.065" calcext:value-type="float">
            <text:p>68.065</text:p>
          </table:table-cell>
          <table:table-cell table:style-name="ce2" office:value-type="float" office:value="-26.7" calcext:value-type="float">
            <text:p>-26.7</text:p>
          </table:table-cell>
          <table:table-cell table:style-name="ce2" office:value-type="float" office:value="-90" calcext:value-type="float">
            <text:p>-90</text:p>
          </table:table-cell>
          <table:table-cell table:style-name="ce2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USB_C_Receptacle_USB2.0</text:p>
          </table:table-cell>
          <table:table-cell table:style-name="ce1" office:value-type="string" calcext:value-type="string">
            <text:p>USB_C_Receptacle_G-Switch_GT-USB-7010ASV</text:p>
          </table:table-cell>
          <table:table-cell table:style-name="ce1" office:value-type="float" office:value="66.25" calcext:value-type="float">
            <text:p>66.25</text:p>
          </table:table-cell>
          <table:table-cell table:style-name="ce1" office:value-type="float" office:value="-40.525" calcext:value-type="float">
            <text:p>-40.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USR_BTN</text:p>
          </table:table-cell>
          <table:table-cell table:style-name="ce1" office:value-type="string" calcext:value-type="string">
            <text:p>SW_SPST_PTS810</text:p>
          </table:table-cell>
          <table:table-cell table:style-name="ce1" office:value-type="float" office:value="76.3" calcext:value-type="float">
            <text:p>76.3</text:p>
          </table:table-cell>
          <table:table-cell table:style-name="ce1" office:value-type="float" office:value="-31.8" calcext:value-type="float">
            <text:p>-3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USR_LED1</text:p>
          </table:table-cell>
          <table:table-cell table:style-name="ce1" office:value-type="string" calcext:value-type="string">
            <text:p>D_0603_1608Metric</text:p>
          </table:table-cell>
          <table:table-cell table:style-name="ce1" office:value-type="float" office:value="77.5" calcext:value-type="float">
            <text:p>77.5</text:p>
          </table:table-cell>
          <table:table-cell table:style-name="ce1" office:value-type="float" office:value="-18.7" calcext:value-type="float">
            <text:p>-18.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USR_LED2</text:p>
          </table:table-cell>
          <table:table-cell table:style-name="ce1" office:value-type="string" calcext:value-type="string">
            <text:p>D_0603_1608Metric</text:p>
          </table:table-cell>
          <table:table-cell table:style-name="ce1" office:value-type="float" office:value="77.5" calcext:value-type="float">
            <text:p>77.5</text:p>
          </table:table-cell>
          <table:table-cell table:style-name="ce1" office:value-type="float" office:value="-20.4" calcext:value-type="float">
            <text:p>-20.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1608Metric</text:p>
          </table:table-cell>
          <table:table-cell office:value-type="float" office:value="34.9" calcext:value-type="float">
            <text:p>34.9</text:p>
          </table:table-cell>
          <table:table-cell office:value-type="float" office:value="-3.8" calcext:value-type="float">
            <text:p>-3.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4.6" calcext:value-type="float">
            <text:p>24.6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5.9" calcext:value-type="float">
            <text:p>15.9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5.5" calcext:value-type="float">
            <text:p>25.5</text:p>
          </table:table-cell>
          <table:table-cell office:value-type="float" office:value="-1.3" calcext:value-type="float">
            <text:p>-1.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19.275" calcext:value-type="float">
            <text:p>19.275</text:p>
          </table:table-cell>
          <table:table-cell office:value-type="float" office:value="-3.385" calcext:value-type="float">
            <text:p>-3.3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7" calcext:value-type="float">
            <text:p>27</text:p>
          </table:table-cell>
          <table:table-cell office:value-type="float" office:value="-28.1" calcext:value-type="float">
            <text:p>-28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49.06" calcext:value-type="float">
            <text:p>49.06</text:p>
          </table:table-cell>
          <table:table-cell office:value-type="float" office:value="-3.38" calcext:value-type="float">
            <text:p>-3.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_Pad0.74x0.62mm_HandSolder</text:p>
          </table:table-cell>
          <table:table-cell office:value-type="float" office:value="50.26" calcext:value-type="float">
            <text:p>50.26</text:p>
          </table:table-cell>
          <table:table-cell office:value-type="float" office:value="-3.38" calcext:value-type="float">
            <text:p>-3.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63.849999" calcext:value-type="float">
            <text:p>63.849999</text:p>
          </table:table-cell>
          <table:table-cell office:value-type="float" office:value="-11.175" calcext:value-type="float">
            <text:p>-11.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7.8" calcext:value-type="float">
            <text:p>37.8</text:p>
          </table:table-cell>
          <table:table-cell office:value-type="float" office:value="-22.7" calcext:value-type="float">
            <text:p>-22.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59.75" calcext:value-type="float">
            <text:p>59.75</text:p>
          </table:table-cell>
          <table:table-cell office:value-type="float" office:value="-11.3375" calcext:value-type="float">
            <text:p>-11.3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55.05" calcext:value-type="float">
            <text:p>55.05</text:p>
          </table:table-cell>
          <table:table-cell office:value-type="float" office:value="-11.2375" calcext:value-type="float">
            <text:p>-11.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0.72132" calcext:value-type="float">
            <text:p>30.72132</text:p>
          </table:table-cell>
          <table:table-cell office:value-type="float" office:value="-3.855635" calcext:value-type="float">
            <text:p>-3.85563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4.3" calcext:value-type="float">
            <text:p>44.3</text:p>
          </table:table-cell>
          <table:table-cell office:value-type="float" office:value="-11.4" calcext:value-type="float">
            <text:p>-11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6.6" calcext:value-type="float">
            <text:p>26.6</text:p>
          </table:table-cell>
          <table:table-cell office:value-type="float" office:value="-17.1" calcext:value-type="float">
            <text:p>-17.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0.1" calcext:value-type="float">
            <text:p>30.1</text:p>
          </table:table-cell>
          <table:table-cell office:value-type="float" office:value="-7.1" calcext:value-type="float">
            <text:p>-7.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5.965001" calcext:value-type="float">
            <text:p>35.965001</text:p>
          </table:table-cell>
          <table:table-cell office:value-type="float" office:value="-31.265" calcext:value-type="float">
            <text:p>-31.2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0.575" calcext:value-type="float">
            <text:p>20.575</text:p>
          </table:table-cell>
          <table:table-cell office:value-type="float" office:value="-3.385" calcext:value-type="float">
            <text:p>-3.3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72.9" calcext:value-type="float">
            <text:p>72.9</text:p>
          </table:table-cell>
          <table:table-cell office:value-type="float" office:value="-27.1" calcext:value-type="float">
            <text:p>-27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35.96066" calcext:value-type="float">
            <text:p>35.96066</text:p>
          </table:table-cell>
          <table:table-cell office:value-type="float" office:value="-4.86066" calcext:value-type="float">
            <text:p>-4.8606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70.3" calcext:value-type="float">
            <text:p>70.3</text:p>
          </table:table-cell>
          <table:table-cell office:value-type="float" office:value="-13.4" calcext:value-type="float">
            <text:p>-13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7.165001" calcext:value-type="float">
            <text:p>37.165001</text:p>
          </table:table-cell>
          <table:table-cell office:value-type="float" office:value="-31.264999" calcext:value-type="float">
            <text:p>-31.264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75.19" calcext:value-type="float">
            <text:p>75.19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8.465" calcext:value-type="float">
            <text:p>38.465</text:p>
          </table:table-cell>
          <table:table-cell office:value-type="float" office:value="-31.265001" calcext:value-type="float">
            <text:p>-31.26500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3.865" calcext:value-type="float">
            <text:p>33.865</text:p>
          </table:table-cell>
          <table:table-cell office:value-type="float" office:value="-25.875" calcext:value-type="float">
            <text:p>-25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805_2012Metric</text:p>
          </table:table-cell>
          <table:table-cell office:value-type="float" office:value="74.6" calcext:value-type="float">
            <text:p>74.6</text:p>
          </table:table-cell>
          <table:table-cell office:value-type="float" office:value="-33" calcext:value-type="float">
            <text:p>-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float" office:value="21.2" calcext:value-type="float">
            <text:p>21.2</text:p>
          </table:table-cell>
          <table:table-cell office:value-type="float" office:value="-14.1" calcext:value-type="float">
            <text:p>-14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1608Metric</text:p>
          </table:table-cell>
          <table:table-cell office:value-type="float" office:value="18.4" calcext:value-type="float">
            <text:p>18.4</text:p>
          </table:table-cell>
          <table:table-cell office:value-type="float" office:value="-29.3" calcext:value-type="float">
            <text:p>-2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23.9" calcext:value-type="float">
            <text:p>23.9</text:p>
          </table:table-cell>
          <table:table-cell office:value-type="float" office:value="-7.5" calcext:value-type="float">
            <text:p>-7.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6p</text:p>
          </table:table-cell>
          <table:table-cell office:value-type="string" calcext:value-type="string">
            <text:p>C_0402_1005Metric</text:p>
          </table:table-cell>
          <table:table-cell office:value-type="float" office:value="25.6" calcext:value-type="float">
            <text:p>25.6</text:p>
          </table:table-cell>
          <table:table-cell office:value-type="float" office:value="-10.1" calcext:value-type="float">
            <text:p>-10.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6p</text:p>
          </table:table-cell>
          <table:table-cell office:value-type="string" calcext:value-type="string">
            <text:p>C_0402_1005Metric</text:p>
          </table:table-cell>
          <table:table-cell office:value-type="float" office:value="27.1" calcext:value-type="float">
            <text:p>27.1</text:p>
          </table:table-cell>
          <table:table-cell office:value-type="float" office:value="-8.2" calcext:value-type="float">
            <text:p>-8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69.5" calcext:value-type="float">
            <text:p>69.5</text:p>
          </table:table-cell>
          <table:table-cell office:value-type="float" office:value="-17.3" calcext:value-type="float">
            <text:p>-17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69.5" calcext:value-type="float">
            <text:p>69.5</text:p>
          </table:table-cell>
          <table:table-cell office:value-type="float" office:value="-15.5" calcext:value-type="float">
            <text:p>-15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69.7" calcext:value-type="float">
            <text:p>69.7</text:p>
          </table:table-cell>
          <table:table-cell office:value-type="float" office:value="-22.1" calcext:value-type="float">
            <text:p>-22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69.5" calcext:value-type="float">
            <text:p>69.5</text:p>
          </table:table-cell>
          <table:table-cell office:value-type="float" office:value="-18.8" calcext:value-type="float">
            <text:p>-1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77.39" calcext:value-type="float">
            <text:p>77.39</text:p>
          </table:table-cell>
          <table:table-cell office:value-type="float" office:value="-24.9" calcext:value-type="float">
            <text:p>-2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75.19" calcext:value-type="float">
            <text:p>75.19</text:p>
          </table:table-cell>
          <table:table-cell office:value-type="float" office:value="-24.9" calcext:value-type="float">
            <text:p>-24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69.6" calcext:value-type="float">
            <text:p>69.6</text:p>
          </table:table-cell>
          <table:table-cell office:value-type="float" office:value="-20.4" calcext:value-type="float">
            <text:p>-20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402_1005Metric</text:p>
          </table:table-cell>
          <table:table-cell office:value-type="float" office:value="47.96" calcext:value-type="float">
            <text:p>47.96</text:p>
          </table:table-cell>
          <table:table-cell office:value-type="float" office:value="-3.28" calcext:value-type="float">
            <text:p>-3.2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_1608Metric</text:p>
          </table:table-cell>
          <table:table-cell office:value-type="float" office:value="19.997918" calcext:value-type="float">
            <text:p>19.997918</text:p>
          </table:table-cell>
          <table:table-cell office:value-type="float" office:value="-15.584924" calcext:value-type="float">
            <text:p>-15.5849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1005Metric</text:p>
          </table:table-cell>
          <table:table-cell office:value-type="float" office:value="59" calcext:value-type="float">
            <text:p>59</text:p>
          </table:table-cell>
          <table:table-cell office:value-type="float" office:value="-28.7" calcext:value-type="float">
            <text:p>-28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1005Metric</text:p>
          </table:table-cell>
          <table:table-cell office:value-type="float" office:value="59" calcext:value-type="float">
            <text:p>59</text:p>
          </table:table-cell>
          <table:table-cell office:value-type="float" office:value="-29.7" calcext:value-type="float">
            <text:p>-2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_0603_1608Metric</text:p>
          </table:table-cell>
          <table:table-cell office:value-type="float" office:value="72.8" calcext:value-type="float">
            <text:p>72.8</text:p>
          </table:table-cell>
          <table:table-cell office:value-type="float" office:value="-33" calcext:value-type="float">
            <text:p>-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402_1005Metric</text:p>
          </table:table-cell>
          <table:table-cell office:value-type="float" office:value="77.39" calcext:value-type="float">
            <text:p>77.39</text:p>
          </table:table-cell>
          <table:table-cell office:value-type="float" office:value="-26" calcext:value-type="float">
            <text:p>-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_1608Metric</text:p>
          </table:table-cell>
          <table:table-cell office:value-type="float" office:value="18.814213" calcext:value-type="float">
            <text:p>18.814213</text:p>
          </table:table-cell>
          <table:table-cell office:value-type="float" office:value="-16.685786" calcext:value-type="float">
            <text:p>-16.6857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float" office:value="28.5" calcext:value-type="float">
            <text:p>28.5</text:p>
          </table:table-cell>
          <table:table-cell office:value-type="float" office:value="-36.4" calcext:value-type="float">
            <text:p>-36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float" office:value="30.5" calcext:value-type="float">
            <text:p>30.5</text:p>
          </table:table-cell>
          <table:table-cell office:value-type="float" office:value="-35.4" calcext:value-type="float">
            <text:p>-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402_1005Metric</text:p>
          </table:table-cell>
          <table:table-cell office:value-type="float" office:value="67.495" calcext:value-type="float">
            <text:p>67.495</text:p>
          </table:table-cell>
          <table:table-cell office:value-type="float" office:value="-39.1" calcext:value-type="float">
            <text:p>-39.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402_1005Metric</text:p>
          </table:table-cell>
          <table:table-cell office:value-type="float" office:value="65.495" calcext:value-type="float">
            <text:p>65.495</text:p>
          </table:table-cell>
          <table:table-cell office:value-type="float" office:value="-39.1" calcext:value-type="float">
            <text:p>-3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MA</text:p>
          </table:table-cell>
          <table:table-cell office:value-type="float" office:value="70" calcext:value-type="float">
            <text:p>70</text:p>
          </table:table-cell>
          <table:table-cell office:value-type="float" office:value="-31.5" calcext:value-type="float">
            <text:p>-3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MA</text:p>
          </table:table-cell>
          <table:table-cell office:value-type="float" office:value="18.2" calcext:value-type="float">
            <text:p>18.2</text:p>
          </table:table-cell>
          <table:table-cell office:value-type="float" office:value="-23.2" calcext:value-type="float">
            <text:p>-23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L_0805_2012Metric</text:p>
          </table:table-cell>
          <table:table-cell office:value-type="float" office:value="22.614213" calcext:value-type="float">
            <text:p>22.614213</text:p>
          </table:table-cell>
          <table:table-cell office:value-type="float" office:value="-12.685786" calcext:value-type="float">
            <text:p>-12.6857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FM24CL16B</text:p>
          </table:table-cell>
          <table:table-cell office:value-type="string" calcext:value-type="string">
            <text:p>SOIC-8_3.9x4.9mm_P1.27mm</text:p>
          </table:table-cell>
          <table:table-cell office:value-type="float" office:value="32.565" calcext:value-type="float">
            <text:p>32.565</text:p>
          </table:table-cell>
          <table:table-cell office:value-type="float" office:value="-30.175" calcext:value-type="float">
            <text:p>-30.1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CP9700AT-ETT</text:p>
          </table:table-cell>
          <table:table-cell office:value-type="string" calcext:value-type="string">
            <text:p>SOT-23</text:p>
          </table:table-cell>
          <table:table-cell office:value-type="float" office:value="28.6" calcext:value-type="float">
            <text:p>28.6</text:p>
          </table:table-cell>
          <table:table-cell office:value-type="float" office:value="-2.3" calcext:value-type="float">
            <text:p>-2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232</text:p>
          </table:table-cell>
          <table:table-cell office:value-type="string" calcext:value-type="string">
            <text:p>SOIC-8_3.9x4.9mm_P1.27mm</text:p>
          </table:table-cell>
          <table:table-cell office:value-type="float" office:value="23.5" calcext:value-type="float">
            <text:p>23.5</text:p>
          </table:table-cell>
          <table:table-cell office:value-type="float" office:value="-28.8" calcext:value-type="float">
            <text:p>-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office:value-type="float" office:value="59.15" calcext:value-type="float">
            <text:p>59.15</text:p>
          </table:table-cell>
          <table:table-cell office:value-type="float" office:value="-13.937501" calcext:value-type="float">
            <text:p>-13.93750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office:value-type="float" office:value="63.35" calcext:value-type="float">
            <text:p>63.35</text:p>
          </table:table-cell>
          <table:table-cell office:value-type="float" office:value="-13.975001" calcext:value-type="float">
            <text:p>-13.97500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office:value-type="float" office:value="54.55" calcext:value-type="float">
            <text:p>54.55</text:p>
          </table:table-cell>
          <table:table-cell office:value-type="float" office:value="-14.0375" calcext:value-type="float">
            <text:p>-14.03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412RGT6</text:p>
          </table:table-cell>
          <table:table-cell office:value-type="string" calcext:value-type="string">
            <text:p>LQFP-64_10x10mm_P0.5mm</text:p>
          </table:table-cell>
          <table:table-cell office:value-type="float" office:value="35" calcext:value-type="float">
            <text:p>35</text:p>
          </table:table-cell>
          <table:table-cell office:value-type="float" office:value="-14.1" calcext:value-type="float">
            <text:p>-14.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</text:p>
          </table:table-cell>
          <table:table-cell office:value-type="float" office:value="66.2" calcext:value-type="float">
            <text:p>66.2</text:p>
          </table:table-cell>
          <table:table-cell office:value-type="float" office:value="-32.2" calcext:value-type="float">
            <text:p>-32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</table:table>
      <table:named-expressions/>
      <table:database-ranges>
        <table:database-range table:name="__Anonymous_Sheet_DB__0" table:target-range-address="'CPL-sdrac_board'.A1:'CPL-sdrac_board'.G132">
          <table:sort>
            <table:sort-by table:field-number="6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2T01:48:16.521695544</dc:date>
    <meta:editing-duration>PT25M24S</meta:editing-duration>
    <meta:editing-cycles>2</meta:editing-cycles>
    <meta:generator>LibreOffice/7.3.7.2$Linux_X86_64 LibreOffice_project/30$Build-2</meta:generator>
    <meta:document-statistic meta:table-count="1" meta:cell-count="924" meta:object-count="0"/>
  </office:meta>
</office:document-meta>
</file>